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5.92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<text:s/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ntergrund Musi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ünz-Picku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ost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ster Größ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llisions Überprüfu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rt-Bildschir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eOver-Bildschir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wischen Spieler und Platformen(Spieler bleibt erst stehen wenn die füße über der platform sin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Items(Münze, Booster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ischen Spieler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ann mit den Pfeiltasten und SPACE sich fortbewe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aktionen (Items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2">
            <text:p>Highsco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usgabe auf Gameover scre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nn alter überschritten wird wird dieser aktualisi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score besteht auch nach neustart des programm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zeige auf start scre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Mo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nim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i berührung GameOv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- 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weru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rollend(Gegner , Platform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Insgesamt mögliche punkte</text:p>
          </table:table-cell>
          <table:table-cell office:value-type="float" office:value="26" table:formula="of:=SUM([.B4:.B71])" table:style-name="ce1">
            <text:p>26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% – 92 % <text:s text:c="17"/>26 - 22 <text:s text:c="20"/>sehr 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% – 81 % <text:s text:c="19"/>21 - 17 <text:s text:c="21"/>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% - 67 % <text:s text:c="20"/>16 - 11 <text:s text:c="20"/>befriedi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% - 50 % <text:s text:c="20"/>10 <text:s text:c="2"/>- 5 <text:s text:c="17"/>ausreich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% - 30 % <text:s text:c="20"/>4 - 2 <text:s text:c="21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2"/>1 - 0 <text:s text:c="23"/>ungenügend</text:p>
          </table:table-cell>
          <table:table-cell table:number-columns-repeated="16383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Davide Ulbrich</dc:creator>
    <meta:creation-date>2022-02-25T09:32:22Z</meta:creation-date>
    <dc:date>2022-06-07T19:20:08Z</dc:date>
    <meta:editing-cycles>6</meta:editing-cycles>
    <meta:editing-duration>PT0S</meta:editing-duration>
  </office:meta>
</office:document-meta>
</file>